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margin-left="1.251cm" fo:margin-right="0cm" fo:text-indent="0cm" style:auto-text-indent="false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fo:font-weight="bold" style:font-weight-asian="bold" style:font-weight-complex="bold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left="1.251cm" fo:margin-right="0cm" fo:text-indent="0cm" style:auto-text-indent="false" fo:background-color="#eeeeee">
        <style:background-image/>
      </style:paragraph-properties>
    </style:style>
    <style:style style:name="P8" style:family="paragraph" style:parent-style-name="Standard">
      <style:paragraph-properties fo:margin-left="1.251cm" fo:margin-right="0cm" fo:text-indent="0cm" style:auto-text-indent="false" fo:background-color="#eeeeee">
        <style:background-image/>
      </style:paragraph-properties>
      <style:text-properties fo:font-weight="bold" style:font-weight-asian="bold" style:font-weight-complex="bold"/>
    </style:style>
    <style:style style:name="P9" style:family="paragraph" style:parent-style-name="Standard">
      <style:paragraph-properties fo:margin-left="1.251cm" fo:margin-right="0cm" fo:text-indent="0cm" style:auto-text-indent="false" fo:background-color="#eeeeee">
        <style:background-image/>
      </style:paragraph-properties>
      <style:text-properties fo:font-weight="normal" style:font-weight-asian="normal" style:font-weight-complex="normal"/>
    </style:style>
    <style:style style:name="P10" style:family="paragraph" style:parent-style-name="Standard">
      <style:paragraph-properties fo:margin-left="1.251cm" fo:margin-right="0cm" fo:text-indent="0cm" style:auto-text-indent="false" fo:background-color="#eeeeee">
        <style:tab-stops>
          <style:tab-stop style:position="0.794cm"/>
        </style:tab-stops>
        <style:background-image/>
      </style:paragraph-properties>
    </style:style>
    <style:style style:name="P11" style:family="paragraph" style:parent-style-name="Standard">
      <style:paragraph-properties fo:margin-left="1.251cm" fo:margin-right="0cm" fo:text-indent="0cm" style:auto-text-indent="false" fo:background-color="#eeeeee">
        <style:tab-stops>
          <style:tab-stop style:position="0.676cm"/>
        </style:tab-stops>
        <style:background-image/>
      </style:paragraph-properties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 fo:background-color="#ff6600">
        <style:background-image/>
      </style:paragraph-properties>
      <style:text-properties fo:font-weight="bold" style:font-weight-asian="bold" style:font-weight-complex="bold"/>
    </style:style>
    <style:style style:name="P14" style:family="paragraph" style:parent-style-name="Standard">
      <style:paragraph-properties fo:background-color="#ffff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Standard">
      <style:paragraph-properties fo:background-color="#ff6600">
        <style:background-image/>
      </style:paragraph-properties>
      <style:text-properties fo:font-weight="bold" style:font-weight-asian="bold" style:font-weight-complex="bold"/>
    </style:style>
    <style:style style:name="P16" style:family="paragraph" style:parent-style-name="Standard">
      <style:paragraph-properties fo:background-color="#eeeeee">
        <style:background-image/>
      </style:paragraph-properties>
    </style:style>
    <style:style style:name="P17" style:family="paragraph" style:parent-style-name="Standard">
      <style:paragraph-properties fo:margin-left="1.251cm" fo:margin-right="0cm" fo:text-indent="0cm" style:auto-text-indent="false" fo:background-color="#eeeeee">
        <style:background-image/>
      </style:paragraph-properties>
    </style:style>
    <style:style style:name="P18" style:family="paragraph" style:parent-style-name="Standard">
      <style:paragraph-properties fo:margin-left="1.251cm" fo:margin-right="0cm" fo:text-indent="0cm" style:auto-text-indent="false" fo:background-color="#eeeeee">
        <style:background-image/>
      </style:paragraph-properties>
      <style:text-properties fo:font-weight="bold" style:font-weight-asian="bold" style:font-weight-complex="bold"/>
    </style:style>
    <style:style style:name="P19" style:family="paragraph" style:parent-style-name="Standard">
      <style:paragraph-properties fo:margin-left="0cm" fo:margin-right="0cm" fo:text-indent="0cm" style:auto-text-indent="false" fo:background-color="#eeeeee">
        <style:background-image/>
      </style:paragraph-properties>
      <style:text-properties fo:font-weight="normal" style:font-weight-asian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 fo:break-before="page"/>
      <style:text-properties fo:font-weight="normal" style:font-weight-asian="normal" style:font-weight-complex="normal"/>
    </style:style>
    <style:style style:name="P22" style:family="paragraph" style:parent-style-name="Standard">
      <style:paragraph-properties fo:background-color="#ff6600">
        <style:background-image/>
      </style:paragraph-properties>
      <style:text-properties fo:font-weight="bold" style:font-weight-asian="bold" style:font-weight-complex="bold"/>
    </style:style>
    <style:style style:name="P23" style:family="paragraph" style:parent-style-name="Standard">
      <style:paragraph-properties fo:background-color="#eeeeee">
        <style:background-image/>
      </style:paragraph-properties>
    </style:style>
    <style:style style:name="P24" style:family="paragraph" style:parent-style-name="Standard">
      <style:paragraph-properties fo:background-color="#eeeeee">
        <style:background-image/>
      </style:paragraph-properties>
      <style:text-properties fo:font-weight="bold" style:font-weight-asian="bold" style:font-weight-complex="bold"/>
    </style:style>
    <style:style style:name="P25" style:family="paragraph" style:parent-style-name="Standard">
      <style:paragraph-properties fo:break-before="page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vicios de middleware para el App</text:p>
      <text:p text:style-name="P1"/>
      <text:p text:style-name="P1"/>
      <text:p text:style-name="Standard"/>
      <text:p text:style-name="P25"/>
      <text:p text:style-name="P15">Valida datos generales</text:p>
      <text:p text:style-name="Standard">Valida que ciertos datos no puedan ser duplicados</text:p>
      <text:p text:style-name="Standard"/>
      <text:p text:style-name="P2">Script</text:p>
      <text:p text:style-name="Standard"><text:tab/>valida.php</text:p>
      <text:p text:style-name="Standard"/>
      <text:p text:style-name="P2">Operaciones</text:p>
      <text:p text:style-name="Standard"><text:tab/>correo</text:p>
      <text:p text:style-name="Standard"><text:tab/>telefono</text:p>
      <text:p text:style-name="Standard"/>
      <text:p text:style-name="P14">correo</text:p>
      <text:p text:style-name="P16">Valida que el correo no se duplique. Debe ejecutarse en el evento “blur” del campo del correo y mostrar si el campo es válido. La validación incluye formato y la no existencia previa.</text:p>
      <text:p text:style-name="P16"/>
      <text:p text:style-name="P8">llamado</text:p>
      <text:p text:style-name="P7">valida.php?operacion=correo</text:p>
      <text:p text:style-name="P7"/>
      <text:p text:style-name="P8">parámetros</text:p>
      <text:p text:style-name="P7">* correo (s,50)</text:p>
      <text:p text:style-name="P7"/>
      <text:p text:style-name="P8">salida</text:p>
      <text:p text:style-name="P7">{</text:p>
      <text:p text:style-name="P7"><text:tab/>success: boleano,</text:p>
      <text:p text:style-name="P7"><text:tab/>error: numerico,</text:p>
      <text:p text:style-name="P7"><text:tab/>errorinfo: string,</text:p>
      <text:p text:style-name="P7"><text:tab/>data: { value: 'valid'/'invalid' }</text:p>
      <text:p text:style-name="P7">}</text:p>
      <text:p text:style-name="Standard"/>
      <text:p text:style-name="Standard"/>
      <text:p text:style-name="P14">telefono</text:p>
      <text:p text:style-name="P16">Valida que el teléfono no se duplique. Debe ejecutarse en el evento “blur” del campo del teléfono y mostrar si el campo es válido. La validación incluye formato (solo números) y la no existencia previa</text:p>
      <text:p text:style-name="P16"/>
      <text:p text:style-name="P8">llamado</text:p>
      <text:p text:style-name="P7">valida.php?operacion=telefono</text:p>
      <text:p text:style-name="P7"/>
      <text:p text:style-name="P8">parámetros</text:p>
      <text:p text:style-name="P7">* telefono (s,20)</text:p>
      <text:p text:style-name="P7"/>
      <text:p text:style-name="P8">salida</text:p>
      <text:p text:style-name="P7">{</text:p>
      <text:p text:style-name="P7"><text:tab/>success: boleano,</text:p>
      <text:p text:style-name="P7"><text:tab/>error: numerico,</text:p>
      <text:p text:style-name="P7"><text:tab/>errorinfo: string,</text:p>
      <text:p text:style-name="P7"><text:tab/>data: { value: 'valid'/'invalid' }</text:p>
      <text:p text:style-name="P7">}</text:p>
      <text:p text:style-name="Standard"/>
      <text:p text:style-name="Standard"/>
      <text:p text:style-name="Standard"><text:soft-page-break/></text:p>
      <text:p text:style-name="P25"/>
      <text:p text:style-name="P15">Device</text:p>
      <text:p text:style-name="Standard">Servicios a dispositivos móviles</text:p>
      <text:p text:style-name="Standard"/>
      <text:p text:style-name="P2">Script</text:p>
      <text:p text:style-name="Standard"><text:tab/>device.php</text:p>
      <text:p text:style-name="Standard"/>
      <text:p text:style-name="P2">Operaciones</text:p>
      <text:p text:style-name="Standard"><text:tab/>registra</text:p>
      <text:p text:style-name="Standard"><text:tab/>existe</text:p>
      <text:p text:style-name="Standard"/>
      <text:p text:style-name="Standard"/>
      <text:p text:style-name="P14">registra</text:p>
      <text:p text:style-name="P16">Registra un nuevo dispositivo</text:p>
      <text:p text:style-name="P16"/>
      <text:p text:style-name="P8">llamado</text:p>
      <text:p text:style-name="P7">device.php?operacion=registra</text:p>
      <text:p text:style-name="P7"/>
      <text:p text:style-name="P8">parámetros</text:p>
      <text:p text:style-name="P10">*<text:tab/>marca <text:s/>-- &gt; brand (s,50)</text:p>
      <text:p text:style-name="P10">*<text:tab/>modelo -- &gt; model (s,50)</text:p>
      <text:p text:style-name="P10"><text:tab/>tipo -- &gt; deivce (s,50)</text:p>
      <text:p text:style-name="P10"><text:tab/>so [ios / android] <text:s/>(s,50)</text:p>
      <text:p text:style-name="P10"><text:tab/>version --&gt; version (s,50)</text:p>
      <text:p text:style-name="P10"><text:tab/>idioma (s,50)</text:p>
      <text:p text:style-name="P10"/>
      <text:p text:style-name="P8">salida</text:p>
      <text:p text:style-name="P9">{</text:p>
      <text:p text:style-name="P9"><text:tab/>success: boleano,</text:p>
      <text:p text:style-name="P7"><text:tab/>error: numerico,</text:p>
      <text:p text:style-name="P9"><text:tab/>errorinfo: string,</text:p>
      <text:p text:style-name="P9"><text:tab/>data: { value: string(20) }</text:p>
      <text:p text:style-name="P9">}</text:p>
      <text:p text:style-name="P9"/>
      <text:p text:style-name="P6"/>
      <text:p text:style-name="P6"/>
      <text:p text:style-name="Standard"/>
      <text:p text:style-name="P14">existe</text:p>
      <text:p text:style-name="P16">Veifica si un dispositivo existe en base a su id</text:p>
      <text:p text:style-name="P16"/>
      <text:p text:style-name="P8">llamado</text:p>
      <text:p text:style-name="P7">device.php?operacion=existe</text:p>
      <text:p text:style-name="P7"/>
      <text:p text:style-name="P8">parámetros</text:p>
      <text:p text:style-name="P7">* id (i,20)</text:p>
      <text:p text:style-name="P7"/>
      <text:p text:style-name="P8">salida</text:p>
      <text:p text:style-name="P7">{</text:p>
      <text:p text:style-name="P7"><text:tab/>success: boleano,</text:p>
      <text:p text:style-name="P7"><text:soft-page-break/><text:tab/>error: numerico,</text:p>
      <text:p text:style-name="P7"><text:tab/>errorinfo: string,</text:p>
      <text:p text:style-name="P7"><text:tab/>data: { value: boleano }</text:p>
      <text:p text:style-name="P7">}</text:p>
      <text:p text:style-name="P12"/>
      <text:p text:style-name="P12"/>
      <text:p text:style-name="P12"/>
      <text:p text:style-name="P21"/>
      <text:p text:style-name="P15">Login</text:p>
      <text:p text:style-name="P16">Permite acceder al app. En el retorno, las variables boleanas, informan si es necesario sincronizar la información</text:p>
      <text:p text:style-name="P16"/>
      <text:p text:style-name="P24">Script</text:p>
      <text:p text:style-name="P16"><text:tab/>login.php</text:p>
      <text:p text:style-name="P16"/>
      <text:p text:style-name="P24">Operaciones</text:p>
      <text:p text:style-name="P16"><text:tab/>Ninguna, se llama directamente</text:p>
      <text:p text:style-name="P16"/>
      <text:p text:style-name="P8">llamado</text:p>
      <text:p text:style-name="P7">login.php</text:p>
      <text:p text:style-name="P7"/>
      <text:p text:style-name="P8">parámetros</text:p>
      <text:p text:style-name="P7">usuario</text:p>
      <text:p text:style-name="P7">password</text:p>
      <text:p text:style-name="P7">device – ( El deviceId asignado a ese dispositivo )</text:p>
      <text:p text:style-name="P7">clave <text:s/>- (opcional – Clave de empresa)</text:p>
      <text:p text:style-name="P7"/>
      <text:p text:style-name="P8">salida</text:p>
      <text:p text:style-name="P7">{</text:p>
      <text:p text:style-name="P7"><text:tab/>success: boleano,</text:p>
      <text:p text:style-name="P7"><text:tab/>error: numerico,</text:p>
      <text:p text:style-name="P7"><text:tab/>errorinfo: string,</text:p>
      <text:p text:style-name="P7"><text:tab/>data:{</text:p>
      <text:p text:style-name="P7"><text:tab/><text:tab/>id: string(30),</text:p>
      <text:p text:style-name="P7"><text:tab/><text:tab/>sincDefiniciones: bool,</text:p>
      <text:p text:style-name="P7"><text:tab/><text:tab/>sincInterpretaciones: bool,</text:p>
      <text:p text:style-name="P7"><text:tab/><text:tab/>sincAspectos: bool,</text:p>
      <text:p text:style-name="P7"><text:tab/><text:tab/>sincTemas: bool,</text:p>
      <text:p text:style-name="P7"><text:tab/><text:tab/>sincActividades: bool,</text:p>
      <text:p text:style-name="P7"><text:tab/><text:tab/>sincSemanticaPersonal: bool,</text:p>
      <text:p text:style-name="P7"><text:tab/><text:tab/>sincSemanticaUniversal: bool,</text:p>
      <text:p text:style-name="P7"><text:tab/><text:tab/>sincPersonal: bool,</text:p>
      <text:p text:style-name="P7"><text:tab/><text:tab/>sincContactos: bool,</text:p>
      <text:p text:style-name="P7"><text:tab/><text:tab/>sincGrupos: bool,</text:p>
      <text:p text:style-name="P7"><text:tab/><text:tab/>sincEntidades: bool</text:p>
      <text:p text:style-name="P7"><text:tab/>}</text:p>
      <text:p text:style-name="P7">}</text:p>
      <text:p text:style-name="P19"/>
      <text:p text:style-name="P12"/>
      <text:p text:style-name="P12"/>
      <text:p text:style-name="P12"/>
      <text:p text:style-name="P21"/>
      <text:p text:style-name="P15">Socio</text:p>
      <text:p text:style-name="Standard">Servicios al socio</text:p>
      <text:p text:style-name="Standard"/>
      <text:p text:style-name="P2">Script</text:p>
      <text:p text:style-name="Standard"><text:tab/>socio.php</text:p>
      <text:p text:style-name="Standard"/>
      <text:p text:style-name="P2">Operaciones</text:p>
      <text:p text:style-name="Standard"><text:tab/>registra</text:p>
      <text:p text:style-name="Standard"><text:tab/>existe</text:p>
      <text:p text:style-name="P3"/>
      <text:p text:style-name="P4"/>
      <text:p text:style-name="P14">registra</text:p>
      <text:p text:style-name="P16">Autoregistro de un socio</text:p>
      <text:p text:style-name="P16"/>
      <text:p text:style-name="P8">llamado</text:p>
      <text:p text:style-name="P7">socio.php?operacion=registra</text:p>
      <text:p text:style-name="P7"/>
      <text:p text:style-name="P8">parámetros</text:p>
      <text:p text:style-name="P11">*<text:tab/>deviceId <text:s/>(i,20)</text:p>
      <text:p text:style-name="P11">*<text:tab/>correo (s,50)</text:p>
      <text:p text:style-name="P11">*<text:tab/>password (s,10)</text:p>
      <text:p text:style-name="P11">*<text:tab/>primernombre <text:s/>(s,50)</text:p>
      <text:p text:style-name="P11"><text:tab/>segundonombre <text:s/>(s,50)</text:p>
      <text:p text:style-name="P11">*<text:tab/>apellidopaterno <text:s/>(s,50)</text:p>
      <text:p text:style-name="P11"><text:tab/>apellidomaterno (s,50)</text:p>
      <text:p text:style-name="P11">*<text:tab/>genero ('m' | 'f' )</text:p>
      <text:p text:style-name="P11">*<text:tab/>fechanacimiento (s, 'yyyy-mm-dd' )</text:p>
      <text:p text:style-name="P11"><text:tab/>numeromovil <text:s/>(s,20) Solo números</text:p>
      <text:p text:style-name="P7"/>
      <text:p text:style-name="P8">salida</text:p>
      <text:p text:style-name="P9">{</text:p>
      <text:p text:style-name="P9"><text:tab/>success: boleano,</text:p>
      <text:p text:style-name="P7"><text:tab/>error: numerico,</text:p>
      <text:p text:style-name="P9"><text:tab/>errorinfo: string,</text:p>
      <text:p text:style-name="P9"><text:tab/>data: {</text:p>
      <text:p text:style-name="P9"><text:tab/><text:tab/> <text:s text:c="2"/>"socio":{</text:p>
      <text:p text:style-name="P9"><text:tab/><text:tab/><text:tab/>"a":3,</text:p>
      <text:p text:style-name="P9"><text:tab/><text:tab/><text:tab/>"b":2,</text:p>
      <text:p text:style-name="P9"><text:tab/><text:tab/><text:tab/>"c":6,</text:p>
      <text:p text:style-name="P9"><text:tab/><text:tab/><text:tab/>"d":11,</text:p>
      <text:p text:style-name="P9"><text:tab/><text:tab/><text:tab/>"e":5,</text:p>
      <text:p text:style-name="P9"><text:tab/><text:tab/><text:tab/>"f":8,</text:p>
      <text:p text:style-name="P9"><text:tab/><text:tab/><text:tab/>"g":4,</text:p>
      <text:p text:style-name="P9"><text:tab/><text:tab/><text:tab/>"h":9,</text:p>
      <text:p text:style-name="P9"><text:tab/><text:tab/><text:tab/>"i":8,</text:p>
      <text:p text:style-name="P9"><text:tab/><text:tab/><text:tab/>"j":2,</text:p>
      <text:p text:style-name="P9"><text:tab/><text:tab/><text:tab/>"k":1,</text:p>
      <text:p text:style-name="P9"><text:tab/><text:tab/><text:tab/>"l":4,</text:p>
      <text:p text:style-name="P9"><text:soft-page-break/><text:tab/><text:tab/><text:tab/>"m":3,</text:p>
      <text:p text:style-name="P9"><text:tab/><text:tab/><text:tab/>"n":3,</text:p>
      <text:p text:style-name="P9"><text:tab/><text:tab/><text:tab/>"o":8,</text:p>
      <text:p text:style-name="P9"><text:tab/><text:tab/><text:tab/>"p":1,</text:p>
      <text:p text:style-name="P9"><text:tab/><text:tab/><text:tab/>"q":4,</text:p>
      <text:p text:style-name="P9"><text:tab/><text:tab/><text:tab/>"r":7,</text:p>
      <text:p text:style-name="P9"><text:tab/><text:tab/><text:tab/>"s":11,</text:p>
      <text:p text:style-name="P9"><text:tab/><text:tab/><text:tab/>"t":0,</text:p>
      <text:p text:style-name="P9"><text:tab/><text:tab/><text:tab/>"w1":0,</text:p>
      <text:p text:style-name="P9"><text:tab/><text:tab/><text:tab/>"w2":0,</text:p>
      <text:p text:style-name="P9"><text:tab/><text:tab/><text:tab/>"w3":0,</text:p>
      <text:p text:style-name="P9"><text:tab/><text:tab/><text:tab/>"x":4,</text:p>
      <text:p text:style-name="P9"><text:tab/><text:tab/><text:tab/>"y":8,</text:p>
      <text:p text:style-name="P9"><text:tab/><text:tab/><text:tab/>"z":0,</text:p>
      <text:p text:style-name="P9"><text:tab/><text:tab/><text:tab/>"pi1":0,</text:p>
      <text:p text:style-name="P9"><text:tab/><text:tab/><text:tab/>"pi2":0,</text:p>
      <text:p text:style-name="P9"><text:tab/><text:tab/><text:tab/>"pi3":0,</text:p>
      <text:p text:style-name="P9"><text:tab/><text:tab/><text:tab/>"pi4":0</text:p>
      <text:p text:style-name="P9"><text:tab/><text:tab/><text:tab/>"poder":7,</text:p>
      <text:p text:style-name="P9"><text:tab/><text:tab/><text:tab/>"numero":22,</text:p>
      <text:p text:style-name="P9"><text:tab/><text:tab/><text:tab/>"expresion":3</text:p>
      <text:p text:style-name="P9"><text:tab/><text:tab/><text:tab/>“sid”: (string 30)</text:p>
      <text:p text:style-name="P9"><text:tab/><text:tab/><text:tab/>}</text:p>
      <text:p text:style-name="P9"><text:tab/><text:tab/>}</text:p>
      <text:p text:style-name="P6"/>
      <text:p text:style-name="P6"/>
      <text:p text:style-name="P12"/>
      <text:p text:style-name="P12"/>
      <text:p text:style-name="P15">Carga</text:p>
      <text:p text:style-name="Standard">Carga de catálogos</text:p>
      <text:p text:style-name="Standard"/>
      <text:p text:style-name="P2">Script</text:p>
      <text:p text:style-name="Standard"><text:tab/>carga.php</text:p>
      <text:p text:style-name="Standard"/>
      <text:p text:style-name="P2">Operaciones</text:p>
      <text:p text:style-name="Standard"><text:tab/>alldef</text:p>
      <text:p text:style-name="Standard"><text:tab/>allint</text:p>
      <text:p text:style-name="Standard"><text:tab/>allasp</text:p>
      <text:p text:style-name="Standard"><text:tab/>alltem</text:p>
      <text:p text:style-name="Standard"><text:tab/>allact</text:p>
      <text:p text:style-name="Standard"><text:tab/>allene</text:p>
      <text:p text:style-name="Standard"><text:tab/>alluni</text:p>
      <text:p text:style-name="P3"/>
      <text:p text:style-name="P14">alldef</text:p>
      <text:p text:style-name="Standard">regresa la cantidad de registros que la sesion/dispositivo debe cargar</text:p>
      <text:p text:style-name="Standard"/>
      <text:p text:style-name="P5">llamado</text:p>
      <text:p text:style-name="P4">carga.php?operacion=voluman</text:p>
      <text:p text:style-name="P4"/>
      <text:p text:style-name="P5"><text:soft-page-break/>parámetros</text:p>
      <text:p text:style-name="P4">* device (s,20)</text:p>
      <text:p text:style-name="P4">* sesion (s,30)</text:p>
      <text:p text:style-name="P4"/>
      <text:p text:style-name="P5">salida</text:p>
      <text:p text:style-name="P4">{</text:p>
      <text:p text:style-name="P4"><text:tab/>success: boleano,</text:p>
      <text:p text:style-name="P4"><text:tab/>error: numerico,</text:p>
      <text:p text:style-name="P4"><text:tab/>errorinfo: string,</text:p>
      <text:p text:style-name="P4"><text:tab/>data: {</text:p>
      <text:p text:style-name="P4"><text:tab/><text:tab/>definiciones: int</text:p>
      <text:p text:style-name="P4"><text:tab/><text:tab/>interprtaciones: int</text:p>
      <text:p text:style-name="P4"><text:tab/><text:tab/>actividades: int</text:p>
      <text:p text:style-name="P4"><text:tab/><text:tab/>semantica: int</text:p>
      <text:p text:style-name="P4"><text:tab/>}</text:p>
      <text:p text:style-name="P6">}</text:p>
      <text:p text:style-name="P6"/>
      <text:p text:style-name="P12"/>
      <text:p text:style-name="P14">cargacatalogos</text:p>
      <text:p text:style-name="Standard">Envia la infromación de catálogos del sistema</text:p>
      <text:p text:style-name="Standard"/>
      <text:p text:style-name="P5">llamado</text:p>
      <text:p text:style-name="P4">regitro.php?operacion=cargacatalogos</text:p>
      <text:p text:style-name="P4"/>
      <text:p text:style-name="P5">parámetros</text:p>
      <text:p text:style-name="P4">device</text:p>
      <text:p text:style-name="P4">sesion</text:p>
      <text:p text:style-name="P4"/>
      <text:p text:style-name="P5">salida</text:p>
      <text:p text:style-name="P4">{</text:p>
      <text:p text:style-name="P4"><text:tab/>success: boleano,</text:p>
      <text:p text:style-name="P4"><text:tab/>error: numerico,</text:p>
      <text:p text:style-name="P4"><text:tab/>errorinfo: string,</text:p>
      <text:p text:style-name="P4"><text:tab/>definiciones: {}</text:p>
      <text:p text:style-name="P4"><text:tab/>interprtaciones: {}</text:p>
      <text:p text:style-name="P4"><text:tab/>actividades: {}</text:p>
      <text:p text:style-name="P4"><text:tab/>semantica: {}</text:p>
      <text:p text:style-name="P6">}</text:p>
      <text:p text:style-name="P6"/>
      <text:p text:style-name="P6"/>
      <text:p text:style-name="P6"/>
      <text:p text:style-name="P6"/>
      <text:p text:style-name="P14">cargaexitosa</text:p>
      <text:p text:style-name="Standard">Confirma que la carga de catálogos fue exitosa</text:p>
      <text:p text:style-name="Standard"/>
      <text:p text:style-name="P5">llamado</text:p>
      <text:p text:style-name="P4">regitro.php?operacion=cargaexitosa</text:p>
      <text:p text:style-name="P4"/>
      <text:p text:style-name="P5">parámetros</text:p>
      <text:p text:style-name="P4"><text:soft-page-break/>device</text:p>
      <text:p text:style-name="P4">sesion</text:p>
      <text:p text:style-name="P4"/>
      <text:p text:style-name="P5">salida</text:p>
      <text:p text:style-name="P4">{</text:p>
      <text:p text:style-name="P4"><text:tab/>success: boleano,</text:p>
      <text:p text:style-name="P4"><text:tab/>error: numerico,</text:p>
      <text:p text:style-name="P4"><text:tab/>errorinfo: string,</text:p>
      <text:p text:style-name="P6">}</text:p>
      <text:p text:style-name="P6"/>
      <text:p text:style-name="P6"/>
      <text:p text:style-name="P13">Confirma correo</text:p>
      <text:p text:style-name="P12">El sistema enviará un correo con un código de 4 digitos (numérico) para confirmar el correo. Por este servicio se alimentará el código para la verificación</text:p>
      <text:p text:style-name="P12"/>
      <text:p text:style-name="P2">Script</text:p>
      <text:p text:style-name="Standard"><text:tab/>confirmacorreo.php</text:p>
      <text:p text:style-name="Standard"/>
      <text:p text:style-name="P2">Operaciones</text:p>
      <text:p text:style-name="Standard"><text:tab/>Ninguna, se llama directamente</text:p>
      <text:p text:style-name="Standard"/>
      <text:p text:style-name="P5">llamado</text:p>
      <text:p text:style-name="P4">confirmacorreo.php</text:p>
      <text:p text:style-name="P4"/>
      <text:p text:style-name="P5">parámetros</text:p>
      <text:p text:style-name="P4">sesion,</text:p>
      <text:p text:style-name="P4">codigo</text:p>
      <text:p text:style-name="P4"/>
      <text:p text:style-name="P5">salida</text:p>
      <text:p text:style-name="P4">{</text:p>
      <text:p text:style-name="P4"><text:tab/>success: boleano,</text:p>
      <text:p text:style-name="P4"><text:tab/>confirmacion: boleano,</text:p>
      <text:p text:style-name="P4"><text:tab/>error: numerico,</text:p>
      <text:p text:style-name="P4"><text:tab/>errorinfo: string</text:p>
      <text:p text:style-name="P6">}</text:p>
      <text:p text:style-name="P6"/>
      <text:p text:style-name="P6"/>
      <text:p text:style-name="P13">Confirma telefono</text:p>
      <text:p text:style-name="P12">El sistema enviará un sms con un código de 4 digitos (numérico) para verificar el numero de telefono. Por este servicio se alimentará el código para la verificación</text:p>
      <text:p text:style-name="P12"/>
      <text:p text:style-name="P2">Script</text:p>
      <text:p text:style-name="Standard"><text:tab/>confirmatelefono.php</text:p>
      <text:p text:style-name="Standard"/>
      <text:p text:style-name="P2">Operaciones</text:p>
      <text:p text:style-name="Standard"><text:tab/>Ninguna, se llama directamente</text:p>
      <text:p text:style-name="Standard"/>
      <text:p text:style-name="P5">llamado</text:p>
      <text:p text:style-name="P4">confirmatelefono.php</text:p>
      <text:p text:style-name="P4"><text:soft-page-break/></text:p>
      <text:p text:style-name="P5">parámetros</text:p>
      <text:p text:style-name="P4">sesion,</text:p>
      <text:p text:style-name="P4">codigo</text:p>
      <text:p text:style-name="P4"/>
      <text:p text:style-name="P5">salida</text:p>
      <text:p text:style-name="P4">{</text:p>
      <text:p text:style-name="P4"><text:tab/>success: boleano,</text:p>
      <text:p text:style-name="P4"><text:tab/>confirmacion: boleano,</text:p>
      <text:p text:style-name="P4"><text:tab/>error: numerico,</text:p>
      <text:p text:style-name="P4"><text:tab/>errorinfo: string</text:p>
      <text:p text:style-name="P6">}</text:p>
      <text:p text:style-name="P6"/>
      <text:p text:style-name="P6"/>
      <text:p text:style-name="Standard"/>
      <text:p text:style-name="P15">Valida sesion</text:p>
      <text:p text:style-name="Standard">Verifica que una sesión sea válida</text:p>
      <text:p text:style-name="Standard"/>
      <text:p text:style-name="P2">Script</text:p>
      <text:p text:style-name="Standard"><text:tab/>validasesion.php</text:p>
      <text:p text:style-name="Standard"/>
      <text:p text:style-name="P2">Operaciones</text:p>
      <text:p text:style-name="Standard"><text:tab/>Ninguna, se llama directamente</text:p>
      <text:p text:style-name="Standard"/>
      <text:p text:style-name="P5">llamado</text:p>
      <text:p text:style-name="P4">validasesion.php</text:p>
      <text:p text:style-name="P4"/>
      <text:p text:style-name="P5">parámetros</text:p>
      <text:p text:style-name="P4">sesion</text:p>
      <text:p text:style-name="P4"/>
      <text:p text:style-name="P5">salida</text:p>
      <text:p text:style-name="P4">{</text:p>
      <text:p text:style-name="P4"><text:tab/>success: boleano,</text:p>
      <text:p text:style-name="P4"><text:tab/>error: numerico,</text:p>
      <text:p text:style-name="P4"><text:tab/>errorinfo: string,</text:p>
      <text:p text:style-name="P4"><text:tab/>sincpersonal: boleno,</text:p>
      <text:p text:style-name="P4"><text:tab/>sinccontactos: boleno,</text:p>
      <text:p text:style-name="P4"><text:tab/>sincgrupos: boleno,</text:p>
      <text:p text:style-name="P4"><text:tab/>sincentidades: boleano,</text:p>
      <text:p text:style-name="P4"><text:tab/>sincdefinniciones: boleno,</text:p>
      <text:p text:style-name="P4"><text:tab/>sincinterpretaciones: boleno,</text:p>
      <text:p text:style-name="P4"><text:tab/>sincactividades: boleno,</text:p>
      <text:p text:style-name="P4"><text:tab/>sincsemantica: boleno</text:p>
      <text:p text:style-name="P4">}</text:p>
      <text:p text:style-name="Standard"/>
      <text:p text:style-name="Standard"/>
      <text:p text:style-name="Standard"/>
      <text:p text:style-name="P15">Datos del titular</text:p>
      <text:p text:style-name="Standard">Cambia datos generales del titular</text:p>
      <text:p text:style-name="Standard"><text:soft-page-break/></text:p>
      <text:p text:style-name="P2">Script</text:p>
      <text:p text:style-name="Standard"><text:tab/>titular.php</text:p>
      <text:p text:style-name="Standard"/>
      <text:p text:style-name="P2">Operaciones</text:p>
      <text:p text:style-name="Standard"><text:tab/>nombre</text:p>
      <text:p text:style-name="Standard"><text:tab/>fechanacimiento</text:p>
      <text:p text:style-name="Standard"><text:tab/>correo</text:p>
      <text:p text:style-name="Standard"><text:tab/>telefono</text:p>
      <text:p text:style-name="Standard"><text:tab/>password</text:p>
      <text:p text:style-name="Standard"><text:tab/>setphoto</text:p>
      <text:p text:style-name="Standard"><text:tab/>delphoto</text:p>
      <text:p text:style-name="Standard"/>
      <text:p text:style-name="Standard"/>
      <text:p text:style-name="P14">nombre</text:p>
      <text:p text:style-name="Standard">Cambia el nomrbe del titular y calcula la numerología del nombre</text:p>
      <text:p text:style-name="Standard"/>
      <text:p text:style-name="P5">llamado</text:p>
      <text:p text:style-name="P4">titular.php?operacion=<text:span text:style-name="T1">nombre</text:span></text:p>
      <text:p text:style-name="P4"/>
      <text:p text:style-name="P5">parámetros</text:p>
      <text:p text:style-name="P6">sesion,</text:p>
      <text:p text:style-name="P4">primernombre,</text:p>
      <text:p text:style-name="P4">segundonombre,</text:p>
      <text:p text:style-name="P4">apellidopaterno,</text:p>
      <text:p text:style-name="P4">apellidomaterno</text:p>
      <text:p text:style-name="P4"/>
      <text:p text:style-name="P5">salida</text:p>
      <text:p text:style-name="P4">{</text:p>
      <text:p text:style-name="P4"><text:tab/>success: boleano,</text:p>
      <text:p text:style-name="P4"><text:tab/>error: numerico,</text:p>
      <text:p text:style-name="P4"><text:tab/>errorinfo: string,</text:p>
      <text:p text:style-name="P4"><text:tab/><text:span text:style-name="T1">podernombre: {objeto}</text:span></text:p>
      <text:p text:style-name="P4">}</text:p>
      <text:p text:style-name="Standard"/>
      <text:p text:style-name="Standard"/>
      <text:p text:style-name="P14">fechanacimiento</text:p>
      <text:p text:style-name="Standard">Cambia la fecha de nacimeinto del titualr y regenera el pináculo</text:p>
      <text:p text:style-name="Standard"/>
      <text:p text:style-name="P5">llamado</text:p>
      <text:p text:style-name="P4">titular.php?operacion=fechanacimiento</text:p>
      <text:p text:style-name="P4"/>
      <text:p text:style-name="P5">parámetros</text:p>
      <text:p text:style-name="P6">sesion,</text:p>
      <text:p text:style-name="P4">fechanacimiento</text:p>
      <text:p text:style-name="P4"/>
      <text:p text:style-name="P5">salida</text:p>
      <text:p text:style-name="P4">{</text:p>
      <text:p text:style-name="P4"><text:tab/>success: boleano,</text:p>
      <text:p text:style-name="P4"><text:soft-page-break/><text:tab/>error: numerico,</text:p>
      <text:p text:style-name="P4"><text:tab/>errorinfo: string,</text:p>
      <text:p text:style-name="P4"><text:tab/>pinaculo<text:span text:style-name="T1">: {objeto}</text:span></text:p>
      <text:p text:style-name="P4">}</text:p>
      <text:p text:style-name="Standard"/>
      <text:p text:style-name="Standard"/>
      <text:p text:style-name="P14">correo</text:p>
      <text:p text:style-name="Standard">Cambia el correo del titular. El correo debe confirmarse </text:p>
      <text:p text:style-name="Standard"/>
      <text:p text:style-name="P5">llamado</text:p>
      <text:p text:style-name="P4">titular.php?operacion=correo</text:p>
      <text:p text:style-name="P4"/>
      <text:p text:style-name="P5">parámetros</text:p>
      <text:p text:style-name="P6">sesion,</text:p>
      <text:p text:style-name="P4">correo</text:p>
      <text:p text:style-name="P4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,</text:p>
      <text:p text:style-name="P6"><text:tab/>codigovalidacion: string</text:p>
      <text:p text:style-name="P6">}</text:p>
      <text:p text:style-name="Standard"/>
      <text:p text:style-name="Standard"/>
      <text:p text:style-name="P14">telefono</text:p>
      <text:p text:style-name="Standard">Cambia el telefono del titular. El telefono debe confirmarse </text:p>
      <text:p text:style-name="Standard"/>
      <text:p text:style-name="P5">llamado</text:p>
      <text:p text:style-name="P4">titular.php?operacion=telefono</text:p>
      <text:p text:style-name="P4"/>
      <text:p text:style-name="P5">parámetros</text:p>
      <text:p text:style-name="P6">sesion,</text:p>
      <text:p text:style-name="P4">telefono</text:p>
      <text:p text:style-name="P4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,</text:p>
      <text:p text:style-name="P6"><text:tab/>codigovalidacion: string</text:p>
      <text:p text:style-name="P6">}</text:p>
      <text:p text:style-name="Standard"/>
      <text:p text:style-name="Standard"/>
      <text:p text:style-name="P14">password</text:p>
      <text:p text:style-name="Standard">Cambia el password del titular. Se validará la clave actual </text:p>
      <text:p text:style-name="Standard"/>
      <text:p text:style-name="P5">llamado</text:p>
      <text:p text:style-name="P4">titular.php?operacion= password</text:p>
      <text:p text:style-name="P4"><text:soft-page-break/></text:p>
      <text:p text:style-name="P5">parámetros</text:p>
      <text:p text:style-name="P6">sesion,</text:p>
      <text:p text:style-name="P4">actual,</text:p>
      <text:p text:style-name="P4">nuevo</text:p>
      <text:p text:style-name="P4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</text:p>
      <text:p text:style-name="P6">}</text:p>
      <text:p text:style-name="P6"/>
      <text:p text:style-name="P6"/>
      <text:p text:style-name="P14">setphoto</text:p>
      <text:p text:style-name="Standard">Cambia la foto del titular</text:p>
      <text:p text:style-name="Standard"/>
      <text:p text:style-name="P5">llamado</text:p>
      <text:p text:style-name="P4">titular.php?operacion=setpohoto</text:p>
      <text:p text:style-name="P4"/>
      <text:p text:style-name="P5">parámetros</text:p>
      <text:p text:style-name="P6">sesion,</text:p>
      <text:p text:style-name="P4">photo</text:p>
      <text:p text:style-name="P4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,</text:p>
      <text:p text:style-name="P6"><text:tab/>file: sring</text:p>
      <text:p text:style-name="P6">}</text:p>
      <text:p text:style-name="P6"/>
      <text:p text:style-name="P6"/>
      <text:p text:style-name="P14">delphoto</text:p>
      <text:p text:style-name="Standard">Borr la foto del titular</text:p>
      <text:p text:style-name="Standard"/>
      <text:p text:style-name="P5">llamado</text:p>
      <text:p text:style-name="P4">titular.php?operacion=delphoto</text:p>
      <text:p text:style-name="P4"/>
      <text:p text:style-name="P5">parámetros</text:p>
      <text:p text:style-name="P6">sesion</text:p>
      <text:p text:style-name="P6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</text:p>
      <text:p text:style-name="P6">}</text:p>
      <text:p text:style-name="P6"/>
      <text:p text:style-name="Standard"><text:soft-page-break/></text:p>
      <text:p text:style-name="Standard"/>
      <text:p text:style-name="Standard"/>
      <text:p text:style-name="P15">Contacto</text:p>
      <text:p text:style-name="Standard">Administración de contactos</text:p>
      <text:p text:style-name="Standard"/>
      <text:p text:style-name="P2">Script</text:p>
      <text:p text:style-name="Standard"><text:tab/>contacto.php</text:p>
      <text:p text:style-name="Standard"/>
      <text:p text:style-name="P2">Operaciones</text:p>
      <text:p text:style-name="Standard"><text:tab/>add</text:p>
      <text:p text:style-name="Standard"><text:tab/>edit</text:p>
      <text:p text:style-name="Standard"><text:tab/>update</text:p>
      <text:p text:style-name="Standard"><text:tab/>del</text:p>
      <text:p text:style-name="Standard"><text:tab/>setphoto</text:p>
      <text:p text:style-name="Standard"><text:tab/>delphoto</text:p>
      <text:p text:style-name="Standard"/>
      <text:p text:style-name="Standard"><text:tab/></text:p>
      <text:p text:style-name="P14">add</text:p>
      <text:p text:style-name="Standard">Agrega un contacto</text:p>
      <text:p text:style-name="Standard"/>
      <text:p text:style-name="P5">llamado</text:p>
      <text:p text:style-name="P4">contacto.php?operacion=add</text:p>
      <text:p text:style-name="P4"/>
      <text:p text:style-name="P5">parámetros</text:p>
      <text:p text:style-name="P6">sesion,</text:p>
      <text:p text:style-name="P4">primernombre,</text:p>
      <text:p text:style-name="P4">segundonombre,</text:p>
      <text:p text:style-name="P4">apellidopaterno,</text:p>
      <text:p text:style-name="P4">apellidomaterno,</text:p>
      <text:p text:style-name="P4">fechanacimiento</text:p>
      <text:p text:style-name="P4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,</text:p>
      <text:p text:style-name="P6"><text:tab/>id: entero,</text:p>
      <text:p text:style-name="P6"><text:tab/>pináculo: {datos del pináculo}</text:p>
      <text:p text:style-name="P6"><text:tab/>nombre: {datos del nombre}</text:p>
      <text:p text:style-name="P6">}</text:p>
      <text:p text:style-name="P6"/>
      <text:p text:style-name="P6"/>
      <text:p text:style-name="P14">del</text:p>
      <text:p text:style-name="Standard">Elimina un contacto</text:p>
      <text:p text:style-name="Standard"/>
      <text:p text:style-name="P5">llamado</text:p>
      <text:p text:style-name="P4">contacto.php?operacion=del</text:p>
      <text:p text:style-name="P4"/>
      <text:p text:style-name="P5"><text:soft-page-break/>parámetros</text:p>
      <text:p text:style-name="P6">sesion,</text:p>
      <text:p text:style-name="P4">id</text:p>
      <text:p text:style-name="P4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</text:p>
      <text:p text:style-name="P6">}</text:p>
      <text:p text:style-name="Standard"/>
      <text:p text:style-name="Standard"/>
      <text:p text:style-name="P14">update</text:p>
      <text:p text:style-name="Standard">Actualiza datos de un contacto</text:p>
      <text:p text:style-name="Standard"/>
      <text:p text:style-name="P5">llamado</text:p>
      <text:p text:style-name="P4">contacto.php?operacion=update</text:p>
      <text:p text:style-name="P4"/>
      <text:p text:style-name="P5">parámetros</text:p>
      <text:p text:style-name="P6">sesion,</text:p>
      <text:p text:style-name="P6">id,</text:p>
      <text:p text:style-name="P4">primernombre,</text:p>
      <text:p text:style-name="P4">segundonombre,</text:p>
      <text:p text:style-name="P4">apellidopaterno,</text:p>
      <text:p text:style-name="P4">apellidomaterno,</text:p>
      <text:p text:style-name="P4">fechanacimiento</text:p>
      <text:p text:style-name="P4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,</text:p>
      <text:p text:style-name="P6"><text:tab/>pináculo: {datos del pináculo}</text:p>
      <text:p text:style-name="P6"><text:tab/>nombre: {datos del nombre}</text:p>
      <text:p text:style-name="P6">}</text:p>
      <text:p text:style-name="Standard"/>
      <text:p text:style-name="P6"/>
      <text:p text:style-name="P14">setphoto</text:p>
      <text:p text:style-name="Standard">Cambia la foto del contacto</text:p>
      <text:p text:style-name="Standard"/>
      <text:p text:style-name="P5">llamado</text:p>
      <text:p text:style-name="P4">contacto.php?operacion=setpohoto</text:p>
      <text:p text:style-name="P4"/>
      <text:p text:style-name="P5">parámetros</text:p>
      <text:p text:style-name="P6">sesion,</text:p>
      <text:p text:style-name="P6">id,</text:p>
      <text:p text:style-name="P4">photo</text:p>
      <text:p text:style-name="P4"/>
      <text:p text:style-name="P5">salida</text:p>
      <text:p text:style-name="P6"><text:soft-page-break/>{</text:p>
      <text:p text:style-name="P6"><text:tab/>success: boleano,</text:p>
      <text:p text:style-name="P4"><text:tab/>error: numerico,</text:p>
      <text:p text:style-name="P6"><text:tab/>errorinfo: string,</text:p>
      <text:p text:style-name="P6"><text:tab/>file: sring</text:p>
      <text:p text:style-name="P6">}</text:p>
      <text:p text:style-name="P6"/>
      <text:p text:style-name="P6"/>
      <text:p text:style-name="P14">delphoto</text:p>
      <text:p text:style-name="Standard">Borr la foto del contacto</text:p>
      <text:p text:style-name="Standard"/>
      <text:p text:style-name="P5">llamado</text:p>
      <text:p text:style-name="P4">titular.php?operacion=delphoto</text:p>
      <text:p text:style-name="P4"/>
      <text:p text:style-name="P5">parámetros</text:p>
      <text:p text:style-name="P6">sesion,</text:p>
      <text:p text:style-name="P6">id</text:p>
      <text:p text:style-name="P6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</text:p>
      <text:p text:style-name="P6">}</text:p>
      <text:p text:style-name="P6"/>
      <text:p text:style-name="Standard"/>
      <text:p text:style-name="Standard"/>
      <text:p text:style-name="P15">Grupos</text:p>
      <text:p text:style-name="Standard">Administración de grupos de contactos</text:p>
      <text:p text:style-name="Standard"/>
      <text:p text:style-name="Standard"/>
      <text:p text:style-name="P2">Script</text:p>
      <text:p text:style-name="Standard"><text:tab/>grupo.php</text:p>
      <text:p text:style-name="Standard"/>
      <text:p text:style-name="P2">Operaciones</text:p>
      <text:p text:style-name="Standard"><text:tab/>add</text:p>
      <text:p text:style-name="Standard"><text:tab/>edit</text:p>
      <text:p text:style-name="Standard"><text:tab/>update</text:p>
      <text:p text:style-name="Standard"><text:tab/>del</text:p>
      <text:p text:style-name="Standard"><text:tab/>setphoto</text:p>
      <text:p text:style-name="Standard"><text:tab/>delphoto</text:p>
      <text:p text:style-name="Standard"/>
      <text:p text:style-name="Standard"><text:tab/></text:p>
      <text:p text:style-name="P14">add</text:p>
      <text:p text:style-name="Standard">Agrega un grupo</text:p>
      <text:p text:style-name="Standard"/>
      <text:p text:style-name="P5">llamado</text:p>
      <text:p text:style-name="P4">grupo.php?operacion=add</text:p>
      <text:p text:style-name="P4"/>
      <text:p text:style-name="P5"><text:soft-page-break/>parámetros</text:p>
      <text:p text:style-name="P6">sesion,</text:p>
      <text:p text:style-name="P4">nombre,</text:p>
      <text:p text:style-name="P4">fechanacimiento</text:p>
      <text:p text:style-name="P4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,</text:p>
      <text:p text:style-name="P6"><text:tab/>id: entero,</text:p>
      <text:p text:style-name="P6"><text:tab/>pináculo: {datos del pináculo}</text:p>
      <text:p text:style-name="P6"><text:tab/>nombre: {datos del nombre}</text:p>
      <text:p text:style-name="P6">}</text:p>
      <text:p text:style-name="P6"/>
      <text:p text:style-name="P6"/>
      <text:p text:style-name="P14">del</text:p>
      <text:p text:style-name="Standard">Elimina un grupo</text:p>
      <text:p text:style-name="Standard"/>
      <text:p text:style-name="P5">llamado</text:p>
      <text:p text:style-name="P4">grupo.php?operacion=del</text:p>
      <text:p text:style-name="P4"/>
      <text:p text:style-name="P5">parámetros</text:p>
      <text:p text:style-name="P6">sesion,</text:p>
      <text:p text:style-name="P4">id</text:p>
      <text:p text:style-name="P4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</text:p>
      <text:p text:style-name="P6">}</text:p>
      <text:p text:style-name="Standard"/>
      <text:p text:style-name="Standard"/>
      <text:p text:style-name="P14">update</text:p>
      <text:p text:style-name="Standard">Actualiza datos de un grupo</text:p>
      <text:p text:style-name="Standard"/>
      <text:p text:style-name="P5">llamado</text:p>
      <text:p text:style-name="P4">grupo.php?operacion=update</text:p>
      <text:p text:style-name="P4"/>
      <text:p text:style-name="P5">parámetros</text:p>
      <text:p text:style-name="P6">sesion,</text:p>
      <text:p text:style-name="P6">id,</text:p>
      <text:p text:style-name="P4">nombre,</text:p>
      <text:p text:style-name="P4">fechanacimiento</text:p>
      <text:p text:style-name="P4"/>
      <text:p text:style-name="P5">salida</text:p>
      <text:p text:style-name="P6">{</text:p>
      <text:p text:style-name="P6"><text:tab/>success: boleano,</text:p>
      <text:p text:style-name="P4"><text:soft-page-break/><text:tab/>error: numerico,</text:p>
      <text:p text:style-name="P6"><text:tab/>errorinfo: string,</text:p>
      <text:p text:style-name="P6"><text:tab/>pináculo: {datos del pináculo}</text:p>
      <text:p text:style-name="P6"><text:tab/>nombre: {datos del nombre}</text:p>
      <text:p text:style-name="P6">}</text:p>
      <text:p text:style-name="Standard"/>
      <text:p text:style-name="P6"/>
      <text:p text:style-name="P14">setphoto</text:p>
      <text:p text:style-name="Standard">Cambia la foto del <text:s/>grupo</text:p>
      <text:p text:style-name="Standard"/>
      <text:p text:style-name="P5">llamado</text:p>
      <text:p text:style-name="P4">grupo.php?operacion=setpohoto</text:p>
      <text:p text:style-name="P4"/>
      <text:p text:style-name="P5">parámetros</text:p>
      <text:p text:style-name="P6">sesion,</text:p>
      <text:p text:style-name="P6">id,</text:p>
      <text:p text:style-name="P4">photo</text:p>
      <text:p text:style-name="P4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,</text:p>
      <text:p text:style-name="P6"><text:tab/>file: sring</text:p>
      <text:p text:style-name="P6">}</text:p>
      <text:p text:style-name="P6"/>
      <text:p text:style-name="P6"/>
      <text:p text:style-name="P14">delphoto</text:p>
      <text:p text:style-name="Standard">Borr la foto del <text:s/>grupo</text:p>
      <text:p text:style-name="Standard"/>
      <text:p text:style-name="P5">llamado</text:p>
      <text:p text:style-name="P4">grupo.php?operacion=delphoto</text:p>
      <text:p text:style-name="P4"/>
      <text:p text:style-name="P5">parámetros</text:p>
      <text:p text:style-name="P6">sesion,</text:p>
      <text:p text:style-name="P6">id</text:p>
      <text:p text:style-name="P6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</text:p>
      <text:p text:style-name="P6">}</text:p>
      <text:p text:style-name="P6"/>
      <text:p text:style-name="Standard"/>
      <text:p text:style-name="P15">Miembros</text:p>
      <text:p text:style-name="Standard">Administra miembros del grupo</text:p>
      <text:p text:style-name="Standard"/>
      <text:p text:style-name="P2">Script</text:p>
      <text:p text:style-name="Standard"><text:soft-page-break/><text:tab/>miembro.php</text:p>
      <text:p text:style-name="Standard"/>
      <text:p text:style-name="P2">Operaciones</text:p>
      <text:p text:style-name="Standard"><text:tab/>add</text:p>
      <text:p text:style-name="Standard"><text:tab/>del</text:p>
      <text:p text:style-name="Standard"/>
      <text:p text:style-name="P14">add</text:p>
      <text:p text:style-name="Standard">Agrega un miembro al grupo</text:p>
      <text:p text:style-name="Standard"/>
      <text:p text:style-name="P5">llamado</text:p>
      <text:p text:style-name="P4">miembro.php?operacion=add</text:p>
      <text:p text:style-name="P4"/>
      <text:p text:style-name="P5">parámetros</text:p>
      <text:p text:style-name="P6">sesion,</text:p>
      <text:p text:style-name="P4">grupoid,</text:p>
      <text:p text:style-name="P4">miembroid,</text:p>
      <text:p text:style-name="P4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,</text:p>
      <text:p text:style-name="P6"><text:tab/>pináculo: {datos del pináculo}</text:p>
      <text:p text:style-name="P6"><text:tab/>id: numerico </text:p>
      <text:p text:style-name="P6">}</text:p>
      <text:p text:style-name="Standard"/>
      <text:p text:style-name="P14">del</text:p>
      <text:p text:style-name="Standard">Elimina un miembro grupo</text:p>
      <text:p text:style-name="Standard"/>
      <text:p text:style-name="P5">llamado</text:p>
      <text:p text:style-name="P4">miembro.php?operacion=del</text:p>
      <text:p text:style-name="P4"/>
      <text:p text:style-name="P5">parámetros</text:p>
      <text:p text:style-name="P6">sesion,</text:p>
      <text:p text:style-name="P4">id</text:p>
      <text:p text:style-name="P4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,</text:p>
      <text:p text:style-name="P6"><text:tab/>pináculo: {datos del pináculo}</text:p>
      <text:p text:style-name="P6">}</text:p>
      <text:p text:style-name="Standard"/>
      <text:p text:style-name="Standard"/>
      <text:p text:style-name="Standard"/>
      <text:p text:style-name="P15">Entidades</text:p>
      <text:p text:style-name="Standard">Administración entidades</text:p>
      <text:p text:style-name="Standard"/>
      <text:p text:style-name="Standard"><text:soft-page-break/></text:p>
      <text:p text:style-name="P2">Script</text:p>
      <text:p text:style-name="Standard"><text:tab/>entidad.php</text:p>
      <text:p text:style-name="Standard"/>
      <text:p text:style-name="P2">Operaciones</text:p>
      <text:p text:style-name="Standard"><text:tab/>add</text:p>
      <text:p text:style-name="Standard"><text:tab/>edit</text:p>
      <text:p text:style-name="Standard"><text:tab/>update</text:p>
      <text:p text:style-name="Standard"><text:tab/>del</text:p>
      <text:p text:style-name="Standard"><text:tab/>setphoto</text:p>
      <text:p text:style-name="Standard"><text:tab/>delphoto</text:p>
      <text:p text:style-name="Standard"/>
      <text:p text:style-name="Standard"><text:tab/></text:p>
      <text:p text:style-name="P14">add</text:p>
      <text:p text:style-name="Standard">Agrega una entidad</text:p>
      <text:p text:style-name="Standard"/>
      <text:p text:style-name="P5">llamado</text:p>
      <text:p text:style-name="P4">entidad.php?operacion=add</text:p>
      <text:p text:style-name="P4"/>
      <text:p text:style-name="P5">parámetros</text:p>
      <text:p text:style-name="P6">sesion,</text:p>
      <text:p text:style-name="P4">nombre,</text:p>
      <text:p text:style-name="P4">fechanacimiento</text:p>
      <text:p text:style-name="P4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,</text:p>
      <text:p text:style-name="P6"><text:tab/>id: entero,</text:p>
      <text:p text:style-name="P6"><text:tab/>pináculo: {datos del pináculo}</text:p>
      <text:p text:style-name="P6"><text:tab/>nombre: {datos del nombre}</text:p>
      <text:p text:style-name="P6">}</text:p>
      <text:p text:style-name="P6"/>
      <text:p text:style-name="P6"/>
      <text:p text:style-name="P14">del</text:p>
      <text:p text:style-name="Standard">Elimina una entidad</text:p>
      <text:p text:style-name="Standard"/>
      <text:p text:style-name="P5">llamado</text:p>
      <text:p text:style-name="P4">grupo.php?operacion=del</text:p>
      <text:p text:style-name="P4"/>
      <text:p text:style-name="P5">parámetros</text:p>
      <text:p text:style-name="P6">sesion,</text:p>
      <text:p text:style-name="P4">id</text:p>
      <text:p text:style-name="P4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soft-page-break/><text:tab/>errorinfo: string</text:p>
      <text:p text:style-name="P6">}</text:p>
      <text:p text:style-name="Standard"/>
      <text:p text:style-name="Standard"/>
      <text:p text:style-name="P14">update</text:p>
      <text:p text:style-name="Standard">Actualiza datos de una entidad</text:p>
      <text:p text:style-name="Standard"/>
      <text:p text:style-name="P5">llamado</text:p>
      <text:p text:style-name="P4">entidad.php?operacion=update</text:p>
      <text:p text:style-name="P4"/>
      <text:p text:style-name="P5">parámetros</text:p>
      <text:p text:style-name="P6">sesion,</text:p>
      <text:p text:style-name="P6">id,</text:p>
      <text:p text:style-name="P4">nombre,</text:p>
      <text:p text:style-name="P4">fechanacimiento</text:p>
      <text:p text:style-name="P4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,</text:p>
      <text:p text:style-name="P6"><text:tab/>pináculo: {datos del pináculo}</text:p>
      <text:p text:style-name="P6"><text:tab/>nombre: {datos del nombre}</text:p>
      <text:p text:style-name="P6">}</text:p>
      <text:p text:style-name="Standard"/>
      <text:p text:style-name="P6"/>
      <text:p text:style-name="P14">setphoto</text:p>
      <text:p text:style-name="Standard">Cambia la foto de la entidad</text:p>
      <text:p text:style-name="Standard"/>
      <text:p text:style-name="P5">llamado</text:p>
      <text:p text:style-name="P4">entidad.php?operacion=setpohoto</text:p>
      <text:p text:style-name="P4"/>
      <text:p text:style-name="P5">parámetros</text:p>
      <text:p text:style-name="P6">sesion,</text:p>
      <text:p text:style-name="P6">id,</text:p>
      <text:p text:style-name="P4">photo</text:p>
      <text:p text:style-name="P4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,</text:p>
      <text:p text:style-name="P6"><text:tab/>file: sring</text:p>
      <text:p text:style-name="P6">}</text:p>
      <text:p text:style-name="P6"/>
      <text:p text:style-name="P6"/>
      <text:p text:style-name="P14">delphoto</text:p>
      <text:p text:style-name="Standard">Borr la foto de la entidad</text:p>
      <text:p text:style-name="Standard"/>
      <text:p text:style-name="P5"><text:soft-page-break/>llamado</text:p>
      <text:p text:style-name="P4">entidad.php?operacion=delphoto</text:p>
      <text:p text:style-name="P4"/>
      <text:p text:style-name="P5">parámetros</text:p>
      <text:p text:style-name="P6">sesion,</text:p>
      <text:p text:style-name="P6">id</text:p>
      <text:p text:style-name="P6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</text:p>
      <text:p text:style-name="P6">}</text:p>
      <text:p text:style-name="Standard"/>
      <text:p text:style-name="Standard"/>
      <text:p text:style-name="P15">Sync</text:p>
      <text:p text:style-name="Standard">Sincronización de datos</text:p>
      <text:p text:style-name="Standard"/>
      <text:p text:style-name="P2">Script</text:p>
      <text:p text:style-name="Standard"><text:tab/>sync.php</text:p>
      <text:p text:style-name="Standard"/>
      <text:p text:style-name="P2">Operaciones</text:p>
      <text:p text:style-name="Standard"><text:tab/>personal</text:p>
      <text:p text:style-name="Standard"><text:tab/>contactos</text:p>
      <text:p text:style-name="Standard"/>
      <text:p text:style-name="Standard"/>
      <text:p text:style-name="P14">resetpassword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>Utilerias</text:p>
      <text:p text:style-name="Standard">Funciones de utileria</text:p>
      <text:p text:style-name="Standard"/>
      <text:p text:style-name="P2">Script</text:p>
      <text:p text:style-name="Standard"><text:tab/>utilerias.php</text:p>
      <text:p text:style-name="Standard"/>
      <text:p text:style-name="P2">Operaciones</text:p>
      <text:p text:style-name="Standard"><text:tab/>resetpassword</text:p>
      <text:p text:style-name="Standard"><text:tab/>reminduser</text:p>
      <text:p text:style-name="Standard"/>
      <text:p text:style-name="Standard"/>
      <text:p text:style-name="P14">resetpassword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jandro Marroquin</meta:initial-creator>
    <meta:creation-date>2019-02-20T12:13:57.16</meta:creation-date>
    <meta:generator>OpenOffice/4.1.6$Win32 OpenOffice.org_project/416m1$Build-9790</meta:generator>
    <dc:date>2019-03-26T19:21:53.54</dc:date>
    <dc:creator>Alejandro Marroquin</dc:creator>
    <meta:editing-duration>P1DT7H34M44S</meta:editing-duration>
    <meta:editing-cycles>15</meta:editing-cycles>
    <meta:document-statistic meta:table-count="0" meta:image-count="0" meta:object-count="0" meta:page-count="23" meta:paragraph-count="722" meta:word-count="1346" meta:character-count="10270"/>
  </office:meta>
</office:document-meta>
</file>